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739df"/>
    </style:style>
    <style:style style:name="P2" style:family="paragraph" style:parent-style-name="Standard">
      <style:paragraph-properties fo:text-align="end" style:justify-single-word="false" style:writing-mode="rl-tb"/>
      <style:text-properties officeooo:paragraph-rsid="000df433"/>
    </style:style>
    <style:style style:name="P3" style:family="paragraph" style:parent-style-name="Standard">
      <style:paragraph-properties fo:text-align="end" style:justify-single-word="false" style:writing-mode="rl-tb"/>
      <style:text-properties officeooo:paragraph-rsid="001a637d"/>
    </style:style>
    <style:style style:name="P4" style:family="paragraph" style:parent-style-name="Standard">
      <style:paragraph-properties fo:text-align="end" style:justify-single-word="false" style:writing-mode="rl-tb"/>
      <style:text-properties officeooo:paragraph-rsid="001d5051"/>
    </style:style>
    <style:style style:name="P5" style:family="paragraph" style:parent-style-name="Standard">
      <style:paragraph-properties fo:text-align="end" style:justify-single-word="false" style:writing-mode="rl-tb"/>
      <style:text-properties officeooo:rsid="00073f29" officeooo:paragraph-rsid="00073f29"/>
    </style:style>
    <style:style style:name="P6" style:family="paragraph" style:parent-style-name="Standard">
      <style:paragraph-properties fo:text-align="end" style:justify-single-word="false" style:writing-mode="rl-tb"/>
      <style:text-properties officeooo:rsid="0008cfcf" officeooo:paragraph-rsid="0008cfcf"/>
    </style:style>
    <style:style style:name="P7" style:family="paragraph" style:parent-style-name="Standard">
      <style:paragraph-properties fo:text-align="end" style:justify-single-word="false" style:writing-mode="rl-tb"/>
      <style:text-properties officeooo:rsid="001efde2" officeooo:paragraph-rsid="001efde2"/>
    </style:style>
    <style:style style:name="P8" style:family="paragraph" style:parent-style-name="Standard">
      <style:paragraph-properties fo:text-align="end" style:justify-single-word="false" style:writing-mode="rl-tb"/>
      <style:text-properties officeooo:rsid="0021ed0a" officeooo:paragraph-rsid="00247a0e"/>
    </style:style>
    <style:style style:name="P9"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10"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11" style:family="paragraph" style:parent-style-name="Standard">
      <style:paragraph-properties fo:text-align="end" style:justify-single-word="false" style:writing-mode="rl-tb"/>
      <style:text-properties style:font-name="Liberation Mono" fo:font-size="11pt" fo:font-style="normal" fo:font-weight="normal" officeooo:rsid="003ca855" officeooo:paragraph-rsid="003ca855" style:font-size-asian="11pt" style:font-style-asian="normal" style:font-weight-asian="normal"/>
    </style:style>
    <style:style style:name="P12" style:family="paragraph" style:parent-style-name="Standard">
      <style:paragraph-properties fo:text-align="end" style:justify-single-word="false" style:writing-mode="rl-tb"/>
      <style:text-properties officeooo:paragraph-rsid="00250ecf"/>
    </style:style>
    <style:style style:name="P13" style:family="paragraph" style:parent-style-name="Standard">
      <style:paragraph-properties fo:text-align="end" style:justify-single-word="false" style:writing-mode="rl-tb"/>
      <style:text-properties officeooo:paragraph-rsid="0027721f"/>
    </style:style>
    <style:style style:name="P14" style:family="paragraph" style:parent-style-name="Standard">
      <style:paragraph-properties fo:text-align="end" style:justify-single-word="false" style:writing-mode="rl-tb"/>
      <style:text-properties officeooo:paragraph-rsid="00319b4d"/>
    </style:style>
    <style:style style:name="P15" style:family="paragraph" style:parent-style-name="Standard">
      <style:paragraph-properties fo:text-align="end" style:justify-single-word="false" style:writing-mode="rl-tb"/>
      <style:text-properties officeooo:rsid="002a2c53" officeooo:paragraph-rsid="002a2c53"/>
    </style:style>
    <style:style style:name="P16" style:family="paragraph" style:parent-style-name="Standard">
      <style:paragraph-properties fo:text-align="end" style:justify-single-word="false" style:writing-mode="rl-tb"/>
      <style:text-properties officeooo:rsid="002b93a8" officeooo:paragraph-rsid="002b93a8"/>
    </style:style>
    <style:style style:name="P17" style:family="paragraph" style:parent-style-name="Standard">
      <style:paragraph-properties fo:text-align="end" style:justify-single-word="false" style:writing-mode="rl-tb"/>
      <style:text-properties officeooo:rsid="002d1dc4" officeooo:paragraph-rsid="002d1dc4"/>
    </style:style>
    <style:style style:name="P18" style:family="paragraph" style:parent-style-name="Standard">
      <style:paragraph-properties fo:text-align="end" style:justify-single-word="false" style:writing-mode="rl-tb"/>
      <style:text-properties officeooo:rsid="002ea4c1" officeooo:paragraph-rsid="002ea4c1"/>
    </style:style>
    <style:style style:name="P19" style:family="paragraph" style:parent-style-name="Standard">
      <style:paragraph-properties fo:text-align="end" style:justify-single-word="false" style:writing-mode="rl-tb"/>
      <style:text-properties officeooo:rsid="00352c00" officeooo:paragraph-rsid="00352c00"/>
    </style:style>
    <style:style style:name="P20" style:family="paragraph" style:parent-style-name="Standard">
      <style:paragraph-properties fo:text-align="end" style:justify-single-word="false" style:writing-mode="rl-tb"/>
      <style:text-properties officeooo:rsid="0037bc33" officeooo:paragraph-rsid="0037bc33"/>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90cb6" style:font-size-asian="11pt" style:font-style-asian="normal" style:font-weight-asian="normal"/>
    </style:style>
    <style:style style:name="T33" style:family="text">
      <style:text-properties style:font-name="Liberation Mono" fo:font-size="11pt" fo:font-style="normal" fo:font-weight="normal" officeooo:rsid="003927e7" style:font-size-asian="11pt" style:font-style-asian="normal" style:font-weight-asian="normal"/>
    </style:style>
    <style:style style:name="T34" style:family="text">
      <style:text-properties style:font-name="Liberation Mono" fo:font-size="11pt" fo:font-style="normal" fo:font-weight="normal" officeooo:rsid="003b07ef" style:font-size-asian="11pt" style:font-style-asian="normal" style:font-weight-asian="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יכום המאמר השמת נוסעים בנסיעות שיתופיות עפ"י החשיבות הסביבתי</text:span><text:span text:style-name="T2">ת,</text:span></text:p>
      <text:p text:style-name="P5">שנכתב ע"י ד"ר חייה לוינגר, ד"ר נועם חזון וד"ר עמוס עזריה מאוניברסיטת אריאל.</text:p>
      <text:p text:style-name="P5"/>
      <text:p text:style-name="P7">מבוא</text:p>
      <text:p text:style-name="P6">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2"><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3"><text:span text:style-name="T9">המאמר מראה שהבעיה היא קשה חישובית לכל</text:span><text:span text:style-name="T11"> </text:span><text:span text:style-name="T10"><draw:frame draw:style-name="fr2"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9">עפ"י המאמר, נושא פתרון בעית איחודים תלוי חברה שיך לשדה הרכבות האיחודים החברתים, שהוא שיך לחקר של מערכות מרובות סוכנים.</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עבודות קודמות</text:p>
      <text:p text:style-name="P4"><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4"><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8"><text:span text:style-name="T18">ס</text:span><text:span text:style-name="T10">קר אחר, יותר עדכני, גם כן מגדיר שיטה לסיווג הגרסאות השונות לבעית ניתוב הרכבים לפי 11 קריטריונים.</text:span></text:p>
      <text:p text:style-name="P12"><text:span text:style-name="T19">סוג נוסף של בעיות</text:span><text:span text:style-name="T24"> זה</text:span><text:span text:style-name="T19"> בעיות ניתוב רכבים עם איסוף והובלה של משלוחים. </text:span></text:p>
      <text:p text:style-name="P12"><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13"><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15"><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16"><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17"><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18"><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4"><text:span text:style-name="T29">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span></text:p>
      <text:p text:style-name="P14"><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1"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oft-page-break/><text:span text:style-name="T29">ה</text:span><text:span text:style-name="T10">גדרה 3.1 (השמה עם חשיבות חברתית), בהנתן מספר k וגרם חברויות לא מכוון G=(V,E) כש</text:span></text:p>
      <text:p text:style-name="P20"><draw:frame draw:style-name="fr3"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3"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3"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2">הם חברים. המטרה היא למצוא השמה P, שהיא חלוקה של V, כך ש</text:span><text:span text:style-name="T32"><draw:frame draw:style-name="fr3"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2">, </text:span><text:span text:style-name="T32"><draw:frame draw:style-name="fr3"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3">והערך של P, </text:span><text:span text:style-name="T33"><draw:frame draw:style-name="fr3"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4">הוא מקסימלי.</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8:49:12.682457954</dc:date>
    <meta:editing-duration>PT2H1M16S</meta:editing-duration>
    <meta:editing-cycles>28</meta:editing-cycles>
    <meta:generator>LibreOffice/6.4.7.2$Linux_X86_64 LibreOffice_project/40$Build-2</meta:generator>
    <meta:document-statistic meta:table-count="0" meta:image-count="5" meta:object-count="6" meta:page-count="3" meta:paragraph-count="22" meta:word-count="922" meta:character-count="5187" meta:non-whitespace-character-count="4283"/>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2/content.xml><?xml version="1.0" encoding="utf-8"?>
<math xmlns="http://www.w3.org/1998/Math/MathML" display="block">
  <semantics>
    <msub>
      <mi>v</mi>
      <mi>i</mi>
    </msub>
    <annotation encoding="StarMath 5.0">v_{i}</annotation>
  </semantics>
</math>
</file>

<file path=Object 3/content.xml><?xml version="1.0" encoding="utf-8"?>
<math xmlns="http://www.w3.org/1998/Math/MathML" display="block">
  <semantics>
    <msub>
      <mi>v</mi>
      <mi>j</mi>
    </msub>
    <annotation encoding="StarMath 5.0">v_{j}
</annotation>
  </semantics>
</math>
</file>

<file path=Object 4/content.xml><?xml version="1.0" encoding="utf-8"?>
<math xmlns="http://www.w3.org/1998/Math/MathML" display="block">
  <semantics>
    <mrow>
      <mi>∀</mi>
      <mi>S</mi>
      <mi>∈</mi>
      <mi>P</mi>
    </mrow>
    <annotation encoding="StarMath 5.0">∀S ∈ P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